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3.2451in"/>
    </style:style>
    <style:style style:name="Table1.B" style:family="table-column">
      <style:table-column-properties style:column-width="3.67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1d1" officeooo:paragraph-rsid="001111d1"/>
    </style:style>
    <style:style style:name="P2" style:family="paragraph" style:parent-style-name="Standard">
      <style:text-properties officeooo:rsid="001111d1" officeooo:paragraph-rsid="001b97a5"/>
    </style:style>
    <style:style style:name="P3" style:family="paragraph" style:parent-style-name="Standard">
      <style:text-properties officeooo:rsid="00142bb5" officeooo:paragraph-rsid="00142bb5"/>
    </style:style>
    <style:style style:name="P4" style:family="paragraph" style:parent-style-name="Standard">
      <style:text-properties fo:color="#ff3333" officeooo:rsid="00258b49" officeooo:paragraph-rsid="00142bb5"/>
    </style:style>
    <style:style style:name="P5" style:family="paragraph" style:parent-style-name="Table_20_Contents">
      <style:paragraph-properties fo:text-align="center" style:justify-single-word="false"/>
      <style:text-properties fo:color="#ff3333" officeooo:rsid="0029a6bd" officeooo:paragraph-rsid="0029a6bd"/>
    </style:style>
    <style:style style:name="P6" style:family="paragraph" style:parent-style-name="Table_20_Contents">
      <style:paragraph-properties fo:text-align="center" style:justify-single-word="false"/>
      <style:text-properties fo:color="#ff3333" officeooo:rsid="00258b49" officeooo:paragraph-rsid="00258b49"/>
    </style:style>
    <style:style style:name="P7" style:family="paragraph" style:parent-style-name="Table_20_Contents">
      <style:text-properties officeooo:rsid="003555f4" officeooo:paragraph-rsid="003555f4"/>
    </style:style>
    <style:style style:name="P8" style:family="paragraph" style:parent-style-name="Table_20_Contents">
      <style:text-properties officeooo:rsid="0036e4d9" officeooo:paragraph-rsid="0036e4d9"/>
    </style:style>
    <style:style style:name="P9" style:family="paragraph" style:parent-style-name="Table_20_Contents">
      <style:text-properties officeooo:rsid="003751ec" officeooo:paragraph-rsid="003751ec"/>
    </style:style>
    <style:style style:name="P10" style:family="paragraph" style:parent-style-name="Table_20_Contents">
      <style:text-properties officeooo:rsid="00380d57" officeooo:paragraph-rsid="00380d57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officeooo:rsid="003555f4" officeooo:paragraph-rsid="003555f4"/>
    </style:style>
    <style:style style:name="P12" style:family="paragraph" style:parent-style-name="Table_20_Contents">
      <style:paragraph-properties fo:text-align="center" style:justify-single-word="false"/>
      <style:text-properties fo:color="#ff3333" officeooo:rsid="003a6dd8" officeooo:paragraph-rsid="003a6dd8"/>
    </style:style>
    <style:style style:name="P13" style:family="paragraph" style:parent-style-name="Table_20_Contents">
      <style:paragraph-properties fo:text-align="center" style:justify-single-word="false"/>
      <style:text-properties fo:color="#ff3333" officeooo:rsid="003c4150" officeooo:paragraph-rsid="003c4150"/>
    </style:style>
    <style:style style:name="T1" style:family="text">
      <style:text-properties officeooo:rsid="00157d44"/>
    </style:style>
    <style:style style:name="T2" style:family="text">
      <style:text-properties officeooo:rsid="001ea107"/>
    </style:style>
    <style:style style:name="T3" style:family="text">
      <style:text-properties fo:color="#ff3333"/>
    </style:style>
    <style:style style:name="T4" style:family="text">
      <style:text-properties fo:color="#ff3333" officeooo:rsid="003a6dd8"/>
    </style:style>
    <style:style style:name="T5" style:family="text">
      <style:text-properties fo:color="#ff3333" officeooo:rsid="003e09f1"/>
    </style:style>
    <style:style style:name="T6" style:family="text">
      <style:text-properties officeooo:rsid="002f526a"/>
    </style:style>
    <style:style style:name="T7" style:family="text">
      <style:text-properties officeooo:rsid="003751ec"/>
    </style:style>
    <style:style style:name="T8" style:family="text">
      <style:text-properties officeooo:rsid="00380d57"/>
    </style:style>
    <style:style style:name="T9" style:family="text">
      <style:text-properties officeooo:rsid="0038d657"/>
    </style:style>
    <style:style style:name="T10" style:family="text">
      <style:text-properties officeooo:rsid="0039a50c"/>
    </style:style>
    <style:style style:name="T11" style:family="text">
      <style:text-properties officeooo:rsid="003a6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<text:span text:style-name="T6">330</text:span>, <text:span text:style-name="T6">Spring</text:span> 201<text:span text:style-name="T6">6</text:span> <text:tab/><text:tab/><text:tab/>Lab <text:span text:style-name="T8">5</text:span> Grading Rubric<text:tab/><text:tab/><text:tab/></text:p>
      <text:p text:style-name="P1"/>
      <text:p text:style-name="P2">Each requirement of the assignment is described in the table below. <text:s/>Requirements that are not done <text:span text:style-name="T1">or do not work</text:span> receive 0 points, requirements that are <text:span text:style-name="T2">partially done receive .5 points</text:span>, and requirements that are done get <text:span text:style-name="T2">1</text:span> point.</text:p>
      <text:p text:style-name="P1"/>
      <text:p text:style-name="P1"/>
      <text:p text:style-name="P1">Student name:<text:span text:style-name="T3"> <text:s text:c="5"/></text:span><text:span text:style-name="T4">Karina Bercan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art 1: Book Struct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<text:s text:c="7"/><text:span text:style-name="T8">Create array of Books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1"><text:s text:c="8"/><text:span text:style-name="T8">Ask for user input for each book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7"><text:s text:c="7"/><text:span text:style-name="T8">Add information to books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Part 2: <text:s/>Stack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s text:c="8"/><text:span text:style-name="T8">Commented code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8"><text:s text:c="8"/><text:span text:style-name="T9">Why pass a pointer to a pointer?</text:span></text:p>
          </table:table-cell>
          <table:table-cell table:style-name="Table1.B2" office:value-type="string">
            <text:p text:style-name="P6">.<text:span text:style-name="T11">5</text:span></text:p>
          </table:table-cell>
        </table:table-row>
        <table:table-row>
          <table:table-cell table:style-name="Table1.A2" office:value-type="string">
            <text:p text:style-name="P9"><text:s text:c="8"/><text:span text:style-name="T9">Why does printStack only need a pointer?</text:span></text:p>
          </table:table-cell>
          <table:table-cell table:style-name="Table1.B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8"><text:s text:c="8"/><text:span text:style-name="T9">Why is the while loop in printStack the way it is?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8"><text:s text:c="7"/><text:span text:style-name="T9">Function for number of nodes</text:span>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8"><text:s text:c="7"/><text:span text:style-name="T10">Pop function</text:span></text:p>
          </table:table-cell>
          <table:table-cell table:style-name="Table1.B2" office:value-type="string">
            <text:p text:style-name="P6">.<text:span text:style-name="T11">5</text:span></text:p>
          </table:table-cell>
        </table:table-row>
        <table:table-row>
          <table:table-cell table:style-name="Table1.A2" office:value-type="string">
            <text:p text:style-name="P8"><text:s text:c="7"/><text:span text:style-name="T10">All code tested in main</text:span></text:p>
          </table:table-cell>
          <table:table-cell table:style-name="Table1.B2" office:value-type="string">
            <text:p text:style-name="P12">1</text:p>
          </table:table-cell>
        </table:table-row>
      </table:table>
      <text:p text:style-name="P1"/>
      <text:p text:style-name="P1"/>
      <text:p text:style-name="P1"><text:tab/><text:tab/><text:tab/><text:tab/><text:tab/><text:tab/><text:tab/><text:tab/>Grade:<text:span text:style-name="T3"> <text:s text:c="6"/></text:span><text:span text:style-name="T5">9</text:span><text:span text:style-name="T3"> </text:span>/ <text:s/><text:span text:style-name="T7">10</text:span></text:p>
      <text:p text:style-name="P1"/>
      <text:p text:style-name="P3">Comments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ber </meta:initial-creator>
    <meta:creation-date>2014-09-18T13:17:39.643743015</meta:creation-date>
    <dc:date>2016-04-13T09:52:34.211159000</dc:date>
    <meta:editing-duration>PT1H38M38S</meta:editing-duration>
    <meta:editing-cycles>33</meta:editing-cycles>
    <meta:generator>LibreOffice/5.0.3.2$MacOSX_X86_64 LibreOffice_project/e5f16313668ac592c1bfb310f4390624e3dbfb75</meta:generator>
    <meta:document-statistic meta:table-count="1" meta:image-count="0" meta:object-count="0" meta:page-count="1" meta:paragraph-count="27" meta:word-count="127" meta:character-count="743" meta:non-whitespace-character-count="540"/>
  </office:meta>
</office:document-meta>
</file>